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78f4" officeooo:paragraph-rsid="000c78f4"/>
    </style:style>
    <style:style style:name="P2" style:family="paragraph" style:parent-style-name="Standard">
      <style:text-properties fo:language="en" fo:country="US" officeooo:rsid="000c78f4" officeooo:paragraph-rsid="000c78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HP is a general-purpose scripting language that is especially suited to server-side web development, in which case PHP generally runs on a web server. Originally designed to create dynamic web pages, PHP now focuses mainly on server-side scripting.</text:p>
      <text:p text:style-name="P1"/>
      <text:p text:style-name="P1"/>
      <text:p text:style-name="P1">https://en.wikipedia.org/wiki/PH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9T21:47:30.024000000</dc:date>
    <meta:editing-duration>PT4M41S</meta:editing-duration>
    <meta:editing-cycles>1</meta:editing-cycles>
    <meta:document-statistic meta:table-count="0" meta:image-count="0" meta:object-count="0" meta:page-count="1" meta:paragraph-count="2" meta:word-count="39" meta:character-count="282" meta:non-whitespace-character-count="245"/>
    <meta:generator>LibreOffice/7.1.7.2$Windows_X86_64 LibreOffice_project/c6a4e3954236145e2acb0b65f68614365aeee33f</meta:generator>
  </office:meta>
</office:document-meta>
</file>